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ext_20_body">
      <style:paragraph-properties fo:text-align="center" style:justify-single-word="false"/>
      <style:text-properties fo:font-size="14pt" fo:font-weight="bold"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Courier New" fo:font-size="10pt" style:font-size-asian="10pt" style:font-size-complex="10pt"/>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margin-left="0.4925in" fo:margin-right="0in" fo:text-align="justify" style:justify-single-word="false" fo:text-indent="0in" style:auto-text-indent="false"/>
    </style:style>
    <style:style style:name="P14" style:family="paragraph" style:parent-style-name="Standard">
      <style:paragraph-properties fo:text-align="justify" style:justify-single-word="false"/>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2">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text-position="super 58%" style:font-name="Courier New"/>
    </style:style>
    <style:style style:name="T5" style:family="text">
      <style:text-properties fo:font-size="10pt"/>
    </style:style>
    <style:style style:name="T6" style:family="text">
      <style:text-properties style:font-size-asian="10pt"/>
    </style:style>
    <style:style style:name="T7" style:family="text">
      <style:text-properties style:font-size-complex="10pt"/>
    </style:style>
    <style:style style:name="T8" style:family="text">
      <style:text-properties style:font-weight-asian="normal"/>
    </style:style>
    <style:style style:name="T9" style:family="text">
      <style:text-properties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C823 – Laboratório de Redes – Segundo semestre – 2009</text:p>
      <text:p text:style-name="P2">Professor Nelson Fonseca</text:p>
      <text:p text:style-name="P2">Atividade 3</text:p>
      <text:p text:style-name="P3"/>
      <text:p text:style-name="P5">Rafael Fonseca dos Santos<text:tab/>RA: 072146</text:p>
      <text:p text:style-name="P6"><text:span text:style-name="T2">Gustavo Serra Scalet <text:tab/><text:tab/>RA: </text:span>061358</text:p>
      <text:p text:style-name="P3"/>
      <text:p text:style-name="P3"/>
      <text:p text:style-name="P3">Questões:</text:p>
      <text:p text:style-name="P3"/>
      <text:p text:style-name="P8">1) Modifique o código do servidor da atividade prática anterior de modo que o valor do backlog passado para a função listen seja um argumento na linha de comando. Você deve também modificar o código a fim de retardar a remoção dos sockets da fila de conexões completas.</text:p>
      <text:p text:style-name="P8"/>
      <text:p text:style-name="P12">Detalhes da implementação: </text:p>
      <text:p text:style-name="P8"/>
      <text:p text:style-name="P8"/>
      <text:p text:style-name="P8">2) Realize experimentos a fim de verificar quantos clientes (de um total de 10) conseguem de imediato conectar-se ao servidor modificado no passo anterior com os seguintes valores de backlog: 0, 1, 2, 3, 4, 5, 6, 7, 8, 9 e 10. Elabore algum esquema para tentar conectar os 10 clientes de forma simultânea (Veja as dicas logo abaixo). Relate os experimentos realizados e os resultados obtidos.</text:p>
      <text:p text:style-name="P8"/>
      <text:p text:style-name="P12">Responder</text:p>
      <text:p text:style-name="P12"/>
      <text:p text:style-name="P8"/>
      <text:p text:style-name="P8">3) Caso seja executado um sniffer no lado do servidor durante os experimentos do passo anterior, quais flags estarão atribuídos nos segmentos TCP capturados para um cliente enquanto ele não conseguir conectar-se ao servidor? Por que isso ocorre?</text:p>
      <text:p text:style-name="P8"/>
      <text:p text:style-name="P7"><text:span text:style-name="T2">Responder</text:span></text:p>
      <text:p text:style-name="P7"/>
      <text:p text:style-name="P7"/>
      <text:p text:style-name="P8">4) Modifique o código do passo 1 de modo que os processos criados pelo fork sejam corretamente finalizados ao invés de permanecerem no estado zumbi quando um cliente encerra sua conexão.</text:p>
      <text:p text:style-name="P8"/>
      <text:p text:style-name="P7"><text:span text:style-name="T2">Detalhes da implement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Rafael Santos</meta:initial-creator>
    <meta:creation-date>2009-06-01T21:27:36</meta:creation-date>
    <dc:date>2009-10-19T22:29:52</dc:date>
    <meta:editing-cycles>43</meta:editing-cycles>
    <meta:editing-duration>PT06H34M46S</meta:editing-duration>
    <meta:document-statistic meta:table-count="0" meta:image-count="0" meta:object-count="0" meta:page-count="1" meta:paragraph-count="14" meta:word-count="219" meta:character-count="1330"/>
    <meta:user-defined meta:name="Info 1"/>
    <meta:user-defined meta:name="Info 2"/>
    <meta:user-defined meta:name="Info 3"/>
    <meta:user-defined meta:name="Info 4"/>
  </office:meta>
</office:document-meta>
</file>